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gul</text:p>
          </table:table-cell>
          <table:table-cell table:style-name="ce1" office:value-type="string" calcext:value-type="string">
            <text:p>bp</text:p>
          </table:table-cell>
          <table:table-cell office:value-type="string" calcext:value-type="string">
            <text:p>nM</text:p>
          </table:table-cell>
          <table:table-cell table:style-name="ce1"/>
          <table:table-cell table:style-name="ce1" office:value-type="string" calcext:value-type="string">
            <text:p>formula1</text:p>
          </table:table-cell>
          <table:table-cell table:style-name="ce1" office:value-type="string" calcext:value-type="string">
            <text:p>formula2</text:p>
          </table:table-cell>
          <table:table-cell table:style-name="ce1" table:number-columns-repeated="1017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30" calcext:value-type="float">
            <text:p>430</text:p>
          </table:table-cell>
          <table:table-cell table:style-name="ce3" office:value-type="float" office:value="1.4686" calcext:value-type="float">
            <text:p>1.4686</text:p>
          </table:table-cell>
          <table:table-cell/>
          <table:table-cell table:formula="of:=([.A2]/(660*[.B2]))*1000000" office:value-type="float" office:value="19.7322057787174" calcext:value-type="float">
            <text:p>19.7322057787</text:p>
          </table:table-cell>
          <table:table-cell table:formula="of:=[.A2]*1000000*(1/660)*(1/[.B2])" office:value-type="float" office:value="19.7322057787174" calcext:value-type="float">
            <text:p>19.7322057787</text:p>
          </table:table-cell>
          <table:table-cell table:number-columns-repeated="1017"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20" calcext:value-type="float">
            <text:p>420</text:p>
          </table:table-cell>
          <table:table-cell table:style-name="Default" table:formula="of:=[.C2]*(420/430)*(4.74/5.6)" office:value-type="float" office:value="1.21415651162791" calcext:value-type="float">
            <text:p>1.2141565116</text:p>
          </table:table-cell>
          <table:table-cell/>
          <table:table-cell table:formula="of:=([.A3]/(660*[.B3]))*1000000" office:value-type="float" office:value="17.0995670995671" calcext:value-type="float">
            <text:p>17.0995670996</text:p>
          </table:table-cell>
          <table:table-cell table:formula="of:=[.A3]*1000000*(1/660)*(1/[.B3])" office:value-type="float" office:value="17.0995670995671" calcext:value-type="float">
            <text:p>17.099567099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lmer Poelstra</meta:initial-creator>
    <meta:creation-date>2018-12-18T09:36:29.279386595</meta:creation-date>
    <dc:date>2018-12-18T09:54:04.878029915</dc:date>
    <dc:creator>Jelmer Poelstra</dc:creator>
    <meta:editing-duration>PT2M24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